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8404"/>
    </style:style>
    <style:style style:name="P2" style:family="paragraph" style:parent-style-name="Heading_20_1">
      <style:text-properties officeooo:rsid="001b8404" officeooo:paragraph-rsid="001b8404"/>
    </style:style>
    <style:style style:name="P3" style:family="paragraph" style:parent-style-name="Heading_20_1">
      <style:text-properties officeooo:rsid="000f9410" officeooo:paragraph-rsid="00262e23"/>
    </style:style>
    <style:style style:name="P4" style:family="paragraph" style:parent-style-name="Heading_20_1">
      <style:text-properties officeooo:rsid="0026ab39" officeooo:paragraph-rsid="0026ab39"/>
    </style:style>
    <style:style style:name="P5" style:family="paragraph" style:parent-style-name="Heading_20_2">
      <style:text-properties style:font-name="Liberation Sans" fo:font-size="16.1000003814697pt" fo:font-weight="bold" officeooo:rsid="0021dbfe" officeooo:paragraph-rsid="0021dbfe" style:font-name-asian="Microsoft YaHei" style:font-size-asian="16.1000003814697pt" style:font-weight-asian="bold" style:font-name-complex="Arial" style:font-size-complex="16.1000003814697pt" style:font-weight-complex="bold"/>
    </style:style>
    <style:style style:name="P6" style:family="paragraph" style:parent-style-name="Text_20_body" style:list-style-name="L1">
      <style:text-properties officeooo:rsid="001b8404" officeooo:paragraph-rsid="001b8404"/>
    </style:style>
    <style:style style:name="P7" style:family="paragraph" style:parent-style-name="Text_20_body" style:list-style-name="L2">
      <style:text-properties officeooo:rsid="0021dbfe" officeooo:paragraph-rsid="0021dbfe"/>
    </style:style>
    <style:style style:name="P8" style:family="paragraph" style:parent-style-name="Text_20_body" style:list-style-name="L3">
      <style:text-properties officeooo:rsid="0021dbfe" officeooo:paragraph-rsid="0021dbfe"/>
    </style:style>
    <style:style style:name="P9" style:family="paragraph" style:parent-style-name="Text_20_body" style:list-style-name="L3">
      <style:text-properties officeooo:paragraph-rsid="0021dbfe"/>
    </style:style>
    <style:style style:name="P10" style:family="paragraph" style:parent-style-name="Text_20_body" style:list-style-name="L3">
      <style:text-properties fo:font-weight="normal" officeooo:rsid="0023439d" officeooo:paragraph-rsid="0023439d" style:font-weight-asian="normal" style:font-weight-complex="normal"/>
    </style:style>
    <style:style style:name="P11" style:family="paragraph" style:parent-style-name="Text_20_body" style:list-style-name="L4">
      <style:text-properties style:font-name="Liberation Serif" fo:font-size="12pt" fo:font-weight="bold" officeooo:rsid="0023439d" officeooo:paragraph-rsid="0023439d" style:font-size-asian="10.5pt" style:font-weight-asian="bold" style:font-size-complex="12pt" style:font-weight-complex="bold"/>
    </style:style>
    <style:style style:name="P12" style:family="paragraph" style:parent-style-name="Text_20_body" style:list-style-name="L4">
      <style:text-properties style:font-name="Liberation Serif" fo:font-size="12pt" fo:font-weight="normal" officeooo:rsid="0023439d" officeooo:paragraph-rsid="0023439d" style:font-name-asian="Microsoft YaHei" style:font-size-asian="10.5pt" style:font-weight-asian="normal" style:font-name-complex="Arial" style:font-size-complex="12pt" style:font-weight-complex="normal"/>
    </style:style>
    <style:style style:name="P13" style:family="paragraph" style:parent-style-name="Text_20_body" style:list-style-name="L5">
      <style:text-properties officeooo:rsid="001ed0f5" officeooo:paragraph-rsid="001ed0f5"/>
    </style:style>
    <style:style style:name="P14" style:family="paragraph" style:parent-style-name="Text_20_body" style:list-style-name="L5">
      <style:text-properties officeooo:rsid="001ed0f5" officeooo:paragraph-rsid="0020919c"/>
    </style:style>
    <style:style style:name="P15" style:family="paragraph" style:parent-style-name="Text_20_body" style:list-style-name="L5">
      <style:text-properties officeooo:rsid="0020919c" officeooo:paragraph-rsid="0020919c"/>
    </style:style>
    <style:style style:name="P16" style:family="paragraph" style:parent-style-name="Text_20_body" style:list-style-name="L6">
      <style:text-properties officeooo:rsid="002466c1" officeooo:paragraph-rsid="002466c1"/>
    </style:style>
    <style:style style:name="P17" style:family="paragraph" style:parent-style-name="Text_20_body">
      <style:text-properties officeooo:rsid="0024cf07" officeooo:paragraph-rsid="0024cf07"/>
    </style:style>
    <style:style style:name="P18" style:family="paragraph" style:parent-style-name="Text_20_body" style:list-style-name="L1">
      <style:text-properties officeooo:rsid="0010e34f" officeooo:paragraph-rsid="00262e23"/>
    </style:style>
    <style:style style:name="P19" style:family="paragraph" style:parent-style-name="Text_20_body" style:list-style-name="L8">
      <style:text-properties officeooo:rsid="000f1496" officeooo:paragraph-rsid="00262e23"/>
    </style:style>
    <style:style style:name="P20" style:family="paragraph" style:parent-style-name="Text_20_body" style:list-style-name="L8">
      <style:text-properties officeooo:rsid="000f9410" officeooo:paragraph-rsid="00262e23"/>
    </style:style>
    <style:style style:name="P21" style:family="paragraph" style:parent-style-name="Text_20_body" style:list-style-name="L1">
      <style:text-properties officeooo:rsid="000f9410" officeooo:paragraph-rsid="00262e23"/>
    </style:style>
    <style:style style:name="P22" style:family="paragraph" style:parent-style-name="Text_20_body" style:list-style-name="L6">
      <style:text-properties officeooo:rsid="0026ab39" officeooo:paragraph-rsid="0026ab39"/>
    </style:style>
    <style:style style:name="T1" style:family="text">
      <style:text-properties officeooo:rsid="002091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dbfe" style:font-weight-asian="bold" style:font-weight-complex="bold"/>
    </style:style>
    <style:style style:name="T4" style:family="text">
      <style:text-properties fo:font-weight="bold" officeooo:rsid="000f149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dbfe" style:font-weight-asian="normal" style:font-weight-complex="normal"/>
    </style:style>
    <style:style style:name="T7" style:family="text">
      <style:text-properties fo:font-weight="normal" officeooo:rsid="0023439d" style:font-weight-asian="normal" style:font-weight-complex="normal"/>
    </style:style>
    <style:style style:name="T8" style:family="text">
      <style:text-properties fo:font-weight="normal" officeooo:rsid="0024cf07" style:font-weight-asian="normal" style:font-weight-complex="normal"/>
    </style:style>
    <style:style style:name="T9" style:family="text">
      <style:text-properties fo:font-weight="normal" style:font-name-asian="Microsoft YaHei" style:font-weight-asian="normal" style:font-name-complex="Arial" style:font-weight-complex="normal"/>
    </style:style>
    <style:style style:name="T10" style:family="text">
      <style:text-properties style:font-name-asian="Microsoft YaHei" style:font-name-complex="Arial"/>
    </style:style>
    <style:style style:name="T11" style:family="text">
      <style:text-properties officeooo:rsid="0021dbfe" style:font-name-asian="Microsoft YaHei" style:font-name-complex="Arial"/>
    </style:style>
    <style:style style:name="T12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Arial" style:font-size-complex="18.200000762939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 Deep and Creeping Darkness</text:p>
      <text:p text:style-name="Text_20_body"/>
      <text:p text:style-name="Text_20_body"/>
      <text:p text:style-name="P17">Start in a travellers town named Valdenkeep</text:p>
      <text:p text:style-name="P17"/>
      <text:h text:style-name="P3" text:outline-level="1">Pre-Candlekeep (Valdenkeep)</text:h>
      <text:list xml:id="list3815573934" text:style-name="L8">
        <text:list-item>
          <text:p text:style-name="P19">With the contract a journal titled <text:span text:style-name="T2">Using Owlbear droppings to rejuvinate your skin</text:span><text:span text:style-name="T5">.</text:span></text:p>
        </text:list-item>
        <text:list-item>
          <text:p text:style-name="P20"><text:span text:style-name="T5">Start in a town called </text:span><text:span text:style-name="T8">Valdenkeep, </text:span><text:span text:style-name="T5">they can pay a carriage 1gp per person to travel to Candlekeep and wait 24 hours for their return.</text:span></text:p>
        </text:list-item>
      </text:list>
      <text:h text:style-name="P2" text:outline-level="1">Candlekeep</text:h>
      <text:p text:style-name="P1"/>
      <text:list xml:id="list4114760783" text:style-name="L1">
        <text:list-item>
          <text:p text:style-name="P6">Head to Candlekeep in order to find the book “A Deep and Creeping darkness” as mentioned in the contract.</text:p>
        </text:list-item>
        <text:list-item>
          <text:p text:style-name="P6">The contract contains a book which will allow them access into Candlekeep (Low Quality).</text:p>
        </text:list-item>
        <text:list-item>
          <text:p text:style-name="P21">Stop by 5 avowed at gate.</text:p>
        </text:list-item>
        <text:list-item>
          <text:p text:style-name="P18">They want knowledge in exchange for entry.</text:p>
        </text:list-item>
        <text:list-item>
          <text:p text:style-name="P18">A bit skeptical about <text:span text:style-name="T2"><text:s/></text:span><text:span text:style-name="T4">Using Owlbear droppings to rejuvinate your skin, </text:span><text:span text:style-name="T5">but a sage in the library lets you in.</text:span></text:p>
        </text:list-item>
        <text:list-item>
          <text:p text:style-name="P18"><text:span text:style-name="T5">Given access to court of air, given rooms in House of rest and a study room in Pillars od Pedagogy.</text:span></text:p>
        </text:list-item>
        <text:list-item>
          <text:p text:style-name="P6">The Avowed are doubtful about the quality of the work but hesitantly gives them access.</text:p>
        </text:list-item>
        <text:list-item>
          <text:p text:style-name="P6">The are given access to rooms in the court of air and are given a guide.</text:p>
        </text:list-item>
        <text:list-item>
          <text:p text:style-name="P6">They discover the book either by themselves or asking the guards.</text:p>
        </text:list-item>
      </text:list>
      <text:h text:style-name="P2" text:outline-level="1">Maerin</text:h>
      <text:list xml:id="list538562297" text:style-name="L2">
        <text:list-item>
          <text:p text:style-name="P7">Maerin is a bustling city nested in the foot of a mountain range, known for it’s open-air market where vendors sell all sorts of wares.</text:p>
        </text:list-item>
        <text:list-item>
          <text:p text:style-name="P7">Two notable NPCs have information about Vermeillon <text:span text:style-name="T2">Lukas Grosvenor </text:span><text:span text:style-name="T5">and </text:span><text:span text:style-name="T2">Asta Vorn.</text:span></text:p>
        </text:list-item>
      </text:list>
      <text:h text:style-name="Heading_20_2" text:outline-level="2">The Bored Weasel</text:h>
      <text:list xml:id="list592395186" text:style-name="L3">
        <text:list-item>
          <text:p text:style-name="P8">Tavern and inn which is owned byu <text:span text:style-name="T2">Lukas Grosvenor.</text:span></text:p>
        </text:list-item>
        <text:list-item>
          <text:p text:style-name="P9"><text:soft-page-break/><text:span text:style-name="T6">Worked in </text:span><text:span text:style-name="T3">Vermeillon</text:span><text:span text:style-name="T6"> as a young miner. <text:s/>H</text:span><text:span text:style-name="T7">is passed away in the disaster. He soon moved to another town before the disappearances occurred.</text:span></text:p>
        </text:list-item>
        <text:list-item>
          <text:p text:style-name="P10">Provides the party of a rough map of Vermeillon and asks them to place flowers on his wife’s grave and retrieve her brooch from the hollow tree.</text:p>
        </text:list-item>
      </text:list>
      <text:p text:style-name="Text_20_body"/>
      <text:h text:style-name="P5" text:outline-level="2">The Central Market</text:h>
      <text:list xml:id="list2213601189" text:style-name="L4">
        <text:list-item>
          <text:p text:style-name="P11"><text:span text:style-name="T11">A</text:span><text:span text:style-name="T10">stra Vorn</text:span><text:span text:style-name="T9"> runs a flower flower stall. They were a child when the events of Vermeillon took place.</text:span></text:p>
        </text:list-item>
        <text:list-item>
          <text:p text:style-name="P12">Due to their age they don’t remember much but the whispers of adults and witnessing them go mad before disappearing. When Astra’s mother started experiencing nightmares they fled the town.</text:p>
        </text:list-item>
      </text:list>
      <text:h text:style-name="P2" text:outline-level="1">Road to Vermeillon</text:h>
      <text:list xml:id="list2040601140" text:style-name="L5">
        <text:list-item>
          <text:p text:style-name="P13">The road is often taken by travelling merchants moving from town to town. A fork in the road is reached where left continues on well-known path taken by merchants and right is a shorter route but is goes through the town of Vermeillon.</text:p>
        </text:list-item>
        <text:list-item>
          <text:p text:style-name="P13">Merchants would sometimes take the short-cut to save time or out do their peers, but none of them have ever reached their destination, believed to have been lost to the village.</text:p>
        </text:list-item>
        <text:list-item>
          <text:p text:style-name="P13">Before the fork the players encounter bandits hoping to catch a merchant off guard and steal their wares.</text:p>
        </text:list-item>
        <text:list-item>
          <text:p text:style-name="P13">They will ask an unreasonable toll for the players to pass through.</text:p>
        </text:list-item>
        <text:list-item>
          <text:p text:style-name="P14">This will most likely result in combat, however if the players are particular<text:span text:style-name="T1">aly</text:span> smooth they could be allowed to pass.</text:p>
        </text:list-item>
        <text:list-item>
          <text:p text:style-name="P15">4 bandits and a bandit captain.</text:p>
        </text:list-item>
      </text:list>
      <text:p text:style-name="P1"/>
      <text:h text:style-name="P2" text:outline-level="1">Vermeillon</text:h>
      <text:list xml:id="list683258782" text:style-name="L6">
        <text:list-item>
          <text:p text:style-name="P16">There are 6 <text:span text:style-name="T2"><text:s/>Meenlocks</text:span><text:span text:style-name="T5">, 3 can be around the town with the rest residing within their nest in </text:span><text:span text:style-name="T2">Platinum mine</text:span><text:span text:style-name="T5">.</text:span></text:p>
        </text:list-item>
        <text:list-item>
          <text:p text:style-name="P22"><text:span text:style-name="T5">They can search around the town. In </text:span><text:span text:style-name="T2">Hollow tree</text:span><text:span text:style-name="T5"> they can find Lukas’s wife’s brooch.</text:span></text:p>
        </text:list-item>
        <text:list-item>
          <text:p text:style-name="P22"><text:span text:style-name="T5">Head to graveyard for flowers for Lukas’s wife’s grave.</text:span></text:p>
        </text:list-item>
      </text:list>
      <text:p text:style-name="P1"/>
      <text:h text:style-name="P4" text:outline-level="1"><text:span text:style-name="T12">Follow the book for the rest - <text:s/>Straightforward</text:span></text:h>
      <text:h text:style-name="Heading_20_1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1T11:24:27.236000000</meta:creation-date>
    <dc:date>2021-05-21T20:02:29.718000000</dc:date>
    <meta:editing-duration>PT5H3M40S</meta:editing-duration>
    <meta:editing-cycles>8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37" meta:word-count="545" meta:character-count="2972" meta:non-whitespace-character-count="2487"/>
  </office:meta>
</office:document-meta>
</file>